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1A0000028C4DA56D50277D25D6.png" manifest:media-type="image/png"/>
  <manifest:file-entry manifest:full-path="Pictures/1000000100000219000001D50E4913874C74B65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34cm" svg:height="17.25cm" svg:x="0.8cm" svg:y="0.95cm">
          <draw:image xlink:href="Pictures/100000010000021A0000028C4DA56D50277D25D6.png" xlink:type="simple" xlink:show="embed" xlink:actuate="onLoad" draw:mime-type="image/png">
            <text:p/>
          </draw:image>
        </draw:frame>
        <draw:frame draw:style-name="gr1" draw:text-style-name="P1" draw:layer="layout" svg:width="14.207cm" svg:height="12.408cm" svg:x="15.1cm" svg:y="1cm">
          <draw:image xlink:href="Pictures/1000000100000219000001D50E4913874C74B65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an Seifert</meta:initial-creator>
    <meta:creation-date>2023-07-23T23:04:45.796000000</meta:creation-date>
    <dc:date>2023-07-23T23:05:39.116000000</dc:date>
    <dc:creator>Jan Seifert</dc:creator>
    <meta:editing-duration>PT55S</meta:editing-duration>
    <meta:editing-cycles>1</meta:editing-cycles>
    <meta:document-statistic meta:object-count="2"/>
    <meta:generator>LibreOffice/7.5.1.2$Windows_X86_64 LibreOffice_project/fcbaee479e84c6cd81291587d2ee68cba099e129</meta:generator>
  </office:meta>
</office:document-meta>
</file>